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9.005cm" svg:x="16.975cm" svg:y="0.557cm">
            <draw:object draw:notify-on-update-of-ranges="Arkusz1.B2:Arkusz1.B1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sin x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Multi </text:p>
          </table:table-cell>
          <table:table-cell office:value-type="string" calcext:value-type="string">
            <text:p>x offs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([.A2]+[.$C$2])*[.$D$2]*PI())*[.$E$2]+[.$F$2]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formula="of:=SIN(([.A3]+[.$C$2])*[.$D$2]*PI())*[.$E$2]+[.$F$2]" office:value-type="float" office:value="0.157073173118207" calcext:value-type="float">
            <text:p>0.157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SIN(([.A4]+[.$C$2])*[.$D$2]*PI())*[.$E$2]+[.$F$2]" office:value-type="float" office:value="0.314107590781283" calcext:value-type="float">
            <text:p>0.314</text:p>
          </table:table-cell>
          <table:table-cell table:number-columns-repeated="4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formula="of:=SIN(([.A5]+[.$C$2])*[.$D$2]*PI())*[.$E$2]+[.$F$2]" office:value-type="float" office:value="0.471064507096427" calcext:value-type="float">
            <text:p>0.471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formula="of:=SIN(([.A6]+[.$C$2])*[.$D$2]*PI())*[.$E$2]+[.$F$2]" office:value-type="float" office:value="0.627905195293134" calcext:value-type="float">
            <text:p>0.628</text:p>
          </table:table-cell>
          <table:table-cell table:number-columns-repeated="4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SIN(([.A7]+[.$C$2])*[.$D$2]*PI())*[.$E$2]+[.$F$2]" office:value-type="float" office:value="0.784590957278449" calcext:value-type="float">
            <text:p>0.785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formula="of:=SIN(([.A8]+[.$C$2])*[.$D$2]*PI())*[.$E$2]+[.$F$2]" office:value-type="float" office:value="0.941083133185143" calcext:value-type="float">
            <text:p>0.941</text:p>
          </table:table-cell>
          <table:table-cell table:number-columns-repeated="4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formula="of:=SIN(([.A9]+[.$C$2])*[.$D$2]*PI())*[.$E$2]+[.$F$2]" office:value-type="float" office:value="1.09734311091045" calcext:value-type="float">
            <text:p>1.097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formula="of:=SIN(([.A10]+[.$C$2])*[.$D$2]*PI())*[.$E$2]+[.$F$2]" office:value-type="float" office:value="1.25333233564304" calcext:value-type="float">
            <text:p>1.253</text:p>
          </table:table-cell>
          <table:table-cell table:number-columns-repeated="4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formula="of:=SIN(([.A11]+[.$C$2])*[.$D$2]*PI())*[.$E$2]+[.$F$2]" office:value-type="float" office:value="1.40901231937583" calcext:value-type="float">
            <text:p>1.409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SIN(([.A12]+[.$C$2])*[.$D$2]*PI())*[.$E$2]+[.$F$2]" office:value-type="float" office:value="1.56434465040231" calcext:value-type="float">
            <text:p>1.564</text:p>
          </table:table-cell>
          <table:table-cell table:number-columns-repeated="4"/>
        </table:table-row>
        <table:table-row table:style-name="ro1">
          <table:table-cell office:value-type="float" office:value="0.11" calcext:value-type="float">
            <text:p>0.11</text:p>
          </table:table-cell>
          <table:table-cell table:formula="of:=SIN(([.A13]+[.$C$2])*[.$D$2]*PI())*[.$E$2]+[.$F$2]" office:value-type="float" office:value="1.7192910027941" calcext:value-type="float">
            <text:p>1.719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formula="of:=SIN(([.A14]+[.$C$2])*[.$D$2]*PI())*[.$E$2]+[.$F$2]" office:value-type="float" office:value="1.87381314585725" calcext:value-type="float">
            <text:p>1.874</text:p>
          </table:table-cell>
          <table:table-cell table:number-columns-repeated="4"/>
        </table:table-row>
        <table:table-row table:style-name="ro1">
          <table:table-cell office:value-type="float" office:value="0.13" calcext:value-type="float">
            <text:p>0.13</text:p>
          </table:table-cell>
          <table:table-cell table:formula="of:=SIN(([.A15]+[.$C$2])*[.$D$2]*PI())*[.$E$2]+[.$F$2]" office:value-type="float" office:value="2.02787295356512" calcext:value-type="float">
            <text:p>2.028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formula="of:=SIN(([.A16]+[.$C$2])*[.$D$2]*PI())*[.$E$2]+[.$F$2]" office:value-type="float" office:value="2.18143241396543" calcext:value-type="float">
            <text:p>2.181</text:p>
          </table:table-cell>
          <table:table-cell table:number-columns-repeated="4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SIN(([.A17]+[.$C$2])*[.$D$2]*PI())*[.$E$2]+[.$F$2]" office:value-type="float" office:value="2.33445363855905" calcext:value-type="float">
            <text:p>2.334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SIN(([.A18]+[.$C$2])*[.$D$2]*PI())*[.$E$2]+[.$F$2]" office:value-type="float" office:value="2.48689887164855" calcext:value-type="float">
            <text:p>2.487</text:p>
          </table:table-cell>
          <table:table-cell table:number-columns-repeated="4"/>
        </table:table-row>
        <table:table-row table:style-name="ro1">
          <table:table-cell office:value-type="float" office:value="0.17" calcext:value-type="float">
            <text:p>0.17</text:p>
          </table:table-cell>
          <table:table-cell table:formula="of:=SIN(([.A19]+[.$C$2])*[.$D$2]*PI())*[.$E$2]+[.$F$2]" office:value-type="float" office:value="2.63873049965373" calcext:value-type="float">
            <text:p>2.639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SIN(([.A20]+[.$C$2])*[.$D$2]*PI())*[.$E$2]+[.$F$2]" office:value-type="float" office:value="2.78991106039229" calcext:value-type="float">
            <text:p>2.790</text:p>
          </table:table-cell>
          <table:table-cell table:number-columns-repeated="4"/>
        </table:table-row>
        <table:table-row table:style-name="ro1">
          <table:table-cell office:value-type="float" office:value="0.19" calcext:value-type="float">
            <text:p>0.19</text:p>
          </table:table-cell>
          <table:table-cell table:formula="of:=SIN(([.A21]+[.$C$2])*[.$D$2]*PI())*[.$E$2]+[.$F$2]" office:value-type="float" office:value="2.94040325232304" calcext:value-type="float">
            <text:p>2.940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SIN(([.A22]+[.$C$2])*[.$D$2]*PI())*[.$E$2]+[.$F$2]" office:value-type="float" office:value="3.09016994374947" calcext:value-type="float">
            <text:p>3.090</text:p>
          </table:table-cell>
          <table:table-cell table:number-columns-repeated="4"/>
        </table:table-row>
        <table:table-row table:style-name="ro1">
          <table:table-cell office:value-type="float" office:value="0.21" calcext:value-type="float">
            <text:p>0.21</text:p>
          </table:table-cell>
          <table:table-cell table:formula="of:=SIN(([.A23]+[.$C$2])*[.$D$2]*PI())*[.$E$2]+[.$F$2]" office:value-type="float" office:value="3.23917418198149" calcext:value-type="float">
            <text:p>3.239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SIN(([.A24]+[.$C$2])*[.$D$2]*PI())*[.$E$2]+[.$F$2]" office:value-type="float" office:value="3.38737920245291" calcext:value-type="float">
            <text:p>3.387</text:p>
          </table:table-cell>
          <table:table-cell table:number-columns-repeated="4"/>
        </table:table-row>
        <table:table-row table:style-name="ro1">
          <table:table-cell office:value-type="float" office:value="0.23" calcext:value-type="float">
            <text:p>0.23</text:p>
          </table:table-cell>
          <table:table-cell table:formula="of:=SIN(([.A25]+[.$C$2])*[.$D$2]*PI())*[.$E$2]+[.$F$2]" office:value-type="float" office:value="3.53474843779257" calcext:value-type="float">
            <text:p>3.535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SIN(([.A26]+[.$C$2])*[.$D$2]*PI())*[.$E$2]+[.$F$2]" office:value-type="float" office:value="3.68124552684678" calcext:value-type="float">
            <text:p>3.681</text:p>
          </table:table-cell>
          <table:table-cell table:number-columns-repeated="4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SIN(([.A27]+[.$C$2])*[.$D$2]*PI())*[.$E$2]+[.$F$2]" office:value-type="float" office:value="3.8268343236509" calcext:value-type="float">
            <text:p>3.827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formula="of:=SIN(([.A28]+[.$C$2])*[.$D$2]*PI())*[.$E$2]+[.$F$2]" office:value-type="float" office:value="3.97147890634781" calcext:value-type="float">
            <text:p>3.971</text:p>
          </table:table-cell>
          <table:table-cell table:number-columns-repeated="4"/>
        </table:table-row>
        <table:table-row table:style-name="ro1">
          <table:table-cell office:value-type="float" office:value="0.27" calcext:value-type="float">
            <text:p>0.27</text:p>
          </table:table-cell>
          <table:table-cell table:formula="of:=SIN(([.A29]+[.$C$2])*[.$D$2]*PI())*[.$E$2]+[.$F$2]" office:value-type="float" office:value="4.11514358605109" calcext:value-type="float">
            <text:p>4.115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formula="of:=SIN(([.A30]+[.$C$2])*[.$D$2]*PI())*[.$E$2]+[.$F$2]" office:value-type="float" office:value="4.25779291565073" calcext:value-type="float">
            <text:p>4.258</text:p>
          </table:table-cell>
          <table:table-cell table:number-columns-repeated="4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formula="of:=SIN(([.A31]+[.$C$2])*[.$D$2]*PI())*[.$E$2]+[.$F$2]" office:value-type="float" office:value="4.39939169855915" calcext:value-type="float">
            <text:p>4.399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IN(([.A32]+[.$C$2])*[.$D$2]*PI())*[.$E$2]+[.$F$2]" office:value-type="float" office:value="4.53990499739547" calcext:value-type="float">
            <text:p>4.540</text:p>
          </table:table-cell>
          <table:table-cell table:number-columns-repeated="4"/>
        </table:table-row>
        <table:table-row table:style-name="ro1">
          <table:table-cell office:value-type="float" office:value="0.31" calcext:value-type="float">
            <text:p>0.31</text:p>
          </table:table-cell>
          <table:table-cell table:formula="of:=SIN(([.A33]+[.$C$2])*[.$D$2]*PI())*[.$E$2]+[.$F$2]" office:value-type="float" office:value="4.67929814260573" calcext:value-type="float">
            <text:p>4.679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formula="of:=SIN(([.A34]+[.$C$2])*[.$D$2]*PI())*[.$E$2]+[.$F$2]" office:value-type="float" office:value="4.81753674101715" calcext:value-type="float">
            <text:p>4.818</text:p>
          </table:table-cell>
          <table:table-cell table:number-columns-repeated="4"/>
        </table:table-row>
        <table:table-row table:style-name="ro1">
          <table:table-cell office:value-type="float" office:value="0.33" calcext:value-type="float">
            <text:p>0.33</text:p>
          </table:table-cell>
          <table:table-cell table:formula="of:=SIN(([.A35]+[.$C$2])*[.$D$2]*PI())*[.$E$2]+[.$F$2]" office:value-type="float" office:value="4.95458668432408" calcext:value-type="float">
            <text:p>4.955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formula="of:=SIN(([.A36]+[.$C$2])*[.$D$2]*PI())*[.$E$2]+[.$F$2]" office:value-type="float" office:value="5.09041415750371" calcext:value-type="float">
            <text:p>5.090</text:p>
          </table:table-cell>
          <table:table-cell table:number-columns-repeated="4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SIN(([.A37]+[.$C$2])*[.$D$2]*PI())*[.$E$2]+[.$F$2]" office:value-type="float" office:value="5.22498564715949" calcext:value-type="float">
            <text:p>5.225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SIN(([.A38]+[.$C$2])*[.$D$2]*PI())*[.$E$2]+[.$F$2]" office:value-type="float" office:value="5.35826794978997" calcext:value-type="float">
            <text:p>5.358</text:p>
          </table:table-cell>
          <table:table-cell table:number-columns-repeated="4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SIN(([.A39]+[.$C$2])*[.$D$2]*PI())*[.$E$2]+[.$F$2]" office:value-type="float" office:value="5.49022817998132" calcext:value-type="float">
            <text:p>5.490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SIN(([.A40]+[.$C$2])*[.$D$2]*PI())*[.$E$2]+[.$F$2]" office:value-type="float" office:value="5.62083377852131" calcext:value-type="float">
            <text:p>5.621</text:p>
          </table:table-cell>
          <table:table-cell table:number-columns-repeated="4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SIN(([.A41]+[.$C$2])*[.$D$2]*PI())*[.$E$2]+[.$F$2]" office:value-type="float" office:value="5.75005252043279" calcext:value-type="float">
            <text:p>5.750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IN(([.A42]+[.$C$2])*[.$D$2]*PI())*[.$E$2]+[.$F$2]" office:value-type="float" office:value="5.87785252292473" calcext:value-type="float">
            <text:p>5.878</text:p>
          </table:table-cell>
          <table:table-cell table:number-columns-repeated="4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SIN(([.A43]+[.$C$2])*[.$D$2]*PI())*[.$E$2]+[.$F$2]" office:value-type="float" office:value="6.00420225325884" calcext:value-type="float">
            <text:p>6.004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SIN(([.A44]+[.$C$2])*[.$D$2]*PI())*[.$E$2]+[.$F$2]" office:value-type="float" office:value="6.12907053652977" calcext:value-type="float">
            <text:p>6.129</text:p>
          </table:table-cell>
          <table:table-cell table:number-columns-repeated="4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SIN(([.A45]+[.$C$2])*[.$D$2]*PI())*[.$E$2]+[.$F$2]" office:value-type="float" office:value="6.25242656335705" calcext:value-type="float">
            <text:p>6.252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SIN(([.A46]+[.$C$2])*[.$D$2]*PI())*[.$E$2]+[.$F$2]" office:value-type="float" office:value="6.3742398974869" calcext:value-type="float">
            <text:p>6.374</text:p>
          </table:table-cell>
          <table:table-cell table:number-columns-repeated="4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SIN(([.A47]+[.$C$2])*[.$D$2]*PI())*[.$E$2]+[.$F$2]" office:value-type="float" office:value="6.49448048330184" calcext:value-type="float">
            <text:p>6.494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SIN(([.A48]+[.$C$2])*[.$D$2]*PI())*[.$E$2]+[.$F$2]" office:value-type="float" office:value="6.61311865323652" calcext:value-type="float">
            <text:p>6.613</text:p>
          </table:table-cell>
          <table:table-cell table:number-columns-repeated="4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formula="of:=SIN(([.A49]+[.$C$2])*[.$D$2]*PI())*[.$E$2]+[.$F$2]" office:value-type="float" office:value="6.73012513509773" calcext:value-type="float">
            <text:p>6.730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SIN(([.A50]+[.$C$2])*[.$D$2]*PI())*[.$E$2]+[.$F$2]" office:value-type="float" office:value="6.84547105928689" calcext:value-type="float">
            <text:p>6.845</text:p>
          </table:table-cell>
          <table:table-cell table:number-columns-repeated="4"/>
        </table:table-row>
        <table:table-row table:style-name="ro1">
          <table:table-cell office:value-type="float" office:value="0.49" calcext:value-type="float">
            <text:p>0.49</text:p>
          </table:table-cell>
          <table:table-cell table:formula="of:=SIN(([.A51]+[.$C$2])*[.$D$2]*PI())*[.$E$2]+[.$F$2]" office:value-type="float" office:value="6.95912796592314" calcext:value-type="float">
            <text:p>6.959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IN(([.A52]+[.$C$2])*[.$D$2]*PI())*[.$E$2]+[.$F$2]" office:value-type="float" office:value="7.07106781186547" calcext:value-type="float">
            <text:p>7.071</text:p>
          </table:table-cell>
          <table:table-cell table:number-columns-repeated="4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formula="of:=SIN(([.A53]+[.$C$2])*[.$D$2]*PI())*[.$E$2]+[.$F$2]" office:value-type="float" office:value="7.18126297763189" calcext:value-type="float">
            <text:p>7.181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SIN(([.A54]+[.$C$2])*[.$D$2]*PI())*[.$E$2]+[.$F$2]" office:value-type="float" office:value="7.28968627421412" calcext:value-type="float">
            <text:p>7.290</text:p>
          </table:table-cell>
          <table:table-cell table:number-columns-repeated="4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formula="of:=SIN(([.A55]+[.$C$2])*[.$D$2]*PI())*[.$E$2]+[.$F$2]" office:value-type="float" office:value="7.3963109497861" calcext:value-type="float">
            <text:p>7.396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formula="of:=SIN(([.A56]+[.$C$2])*[.$D$2]*PI())*[.$E$2]+[.$F$2]" office:value-type="float" office:value="7.5011106963046" calcext:value-type="float">
            <text:p>7.501</text:p>
          </table:table-cell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SIN(([.A57]+[.$C$2])*[.$D$2]*PI())*[.$E$2]+[.$F$2]" office:value-type="float" office:value="7.60405965600031" calcext:value-type="float">
            <text:p>7.604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formula="of:=SIN(([.A58]+[.$C$2])*[.$D$2]*PI())*[.$E$2]+[.$F$2]" office:value-type="float" office:value="7.70513242775789" calcext:value-type="float">
            <text:p>7.705</text:p>
          </table:table-cell>
          <table:table-cell table:number-columns-repeated="4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formula="of:=SIN(([.A59]+[.$C$2])*[.$D$2]*PI())*[.$E$2]+[.$F$2]" office:value-type="float" office:value="7.8043040733833" calcext:value-type="float">
            <text:p>7.804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formula="of:=SIN(([.A60]+[.$C$2])*[.$D$2]*PI())*[.$E$2]+[.$F$2]" office:value-type="float" office:value="7.9015501237569" calcext:value-type="float">
            <text:p>7.902</text:p>
          </table:table-cell>
          <table:table-cell table:number-columns-repeated="4"/>
        </table:table-row>
        <table:table-row table:style-name="ro1">
          <table:table-cell office:value-type="float" office:value="0.59" calcext:value-type="float">
            <text:p>0.59</text:p>
          </table:table-cell>
          <table:table-cell table:formula="of:=SIN(([.A61]+[.$C$2])*[.$D$2]*PI())*[.$E$2]+[.$F$2]" office:value-type="float" office:value="7.99684658487091" calcext:value-type="float">
            <text:p>7.997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IN(([.A62]+[.$C$2])*[.$D$2]*PI())*[.$E$2]+[.$F$2]" office:value-type="float" office:value="8.09016994374947" calcext:value-type="float">
            <text:p>8.090</text:p>
          </table:table-cell>
          <table:table-cell table:number-columns-repeated="4"/>
        </table:table-row>
        <table:table-row table:style-name="ro1">
          <table:table-cell office:value-type="float" office:value="0.61" calcext:value-type="float">
            <text:p>0.61</text:p>
          </table:table-cell>
          <table:table-cell table:formula="of:=SIN(([.A63]+[.$C$2])*[.$D$2]*PI())*[.$E$2]+[.$F$2]" office:value-type="float" office:value="8.18149717425023" calcext:value-type="float">
            <text:p>8.181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table:formula="of:=SIN(([.A64]+[.$C$2])*[.$D$2]*PI())*[.$E$2]+[.$F$2]" office:value-type="float" office:value="8.27080574274562" calcext:value-type="float">
            <text:p>8.271</text:p>
          </table:table-cell>
          <table:table-cell table:number-columns-repeated="4"/>
        </table:table-row>
        <table:table-row table:style-name="ro1">
          <table:table-cell office:value-type="float" office:value="0.63" calcext:value-type="float">
            <text:p>0.63</text:p>
          </table:table-cell>
          <table:table-cell table:formula="of:=SIN(([.A65]+[.$C$2])*[.$D$2]*PI())*[.$E$2]+[.$F$2]" office:value-type="float" office:value="8.3580736136827" calcext:value-type="float">
            <text:p>8.358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formula="of:=SIN(([.A66]+[.$C$2])*[.$D$2]*PI())*[.$E$2]+[.$F$2]" office:value-type="float" office:value="8.44327925502015" calcext:value-type="float">
            <text:p>8.443</text:p>
          </table:table-cell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SIN(([.A67]+[.$C$2])*[.$D$2]*PI())*[.$E$2]+[.$F$2]" office:value-type="float" office:value="8.52640164354092" calcext:value-type="float">
            <text:p>8.526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formula="of:=SIN(([.A68]+[.$C$2])*[.$D$2]*PI())*[.$E$2]+[.$F$2]" office:value-type="float" office:value="8.60742027003944" calcext:value-type="float">
            <text:p>8.607</text:p>
          </table:table-cell>
          <table:table-cell table:number-columns-repeated="4"/>
        </table:table-row>
        <table:table-row table:style-name="ro1">
          <table:table-cell office:value-type="float" office:value="0.67" calcext:value-type="float">
            <text:p>0.67</text:p>
          </table:table-cell>
          <table:table-cell table:formula="of:=SIN(([.A69]+[.$C$2])*[.$D$2]*PI())*[.$E$2]+[.$F$2]" office:value-type="float" office:value="8.68631514438191" calcext:value-type="float">
            <text:p>8.686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formula="of:=SIN(([.A70]+[.$C$2])*[.$D$2]*PI())*[.$E$2]+[.$F$2]" office:value-type="float" office:value="8.76306680043864" calcext:value-type="float">
            <text:p>8.763</text:p>
          </table:table-cell>
          <table:table-cell table:number-columns-repeated="4"/>
        </table:table-row>
        <table:table-row table:style-name="ro1">
          <table:table-cell office:value-type="float" office:value="0.69" calcext:value-type="float">
            <text:p>0.69</text:p>
          </table:table-cell>
          <table:table-cell table:formula="of:=SIN(([.A71]+[.$C$2])*[.$D$2]*PI())*[.$E$2]+[.$F$2]" office:value-type="float" office:value="8.83765630088693" calcext:value-type="float">
            <text:p>8.838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SIN(([.A72]+[.$C$2])*[.$D$2]*PI())*[.$E$2]+[.$F$2]" office:value-type="float" office:value="8.91006524188368" calcext:value-type="float">
            <text:p>8.910</text:p>
          </table:table-cell>
          <table:table-cell table:number-columns-repeated="4"/>
        </table:table-row>
        <table:table-row table:style-name="ro1">
          <table:table-cell office:value-type="float" office:value="0.71" calcext:value-type="float">
            <text:p>0.71</text:p>
          </table:table-cell>
          <table:table-cell table:formula="of:=SIN(([.A73]+[.$C$2])*[.$D$2]*PI())*[.$E$2]+[.$F$2]" office:value-type="float" office:value="8.98027575760616" calcext:value-type="float">
            <text:p>8.980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formula="of:=SIN(([.A74]+[.$C$2])*[.$D$2]*PI())*[.$E$2]+[.$F$2]" office:value-type="float" office:value="9.0482705246602" calcext:value-type="float">
            <text:p>9.048</text:p>
          </table:table-cell>
          <table:table-cell table:number-columns-repeated="4"/>
        </table:table-row>
        <table:table-row table:style-name="ro1">
          <table:table-cell office:value-type="float" office:value="0.73" calcext:value-type="float">
            <text:p>0.73</text:p>
          </table:table-cell>
          <table:table-cell table:formula="of:=SIN(([.A75]+[.$C$2])*[.$D$2]*PI())*[.$E$2]+[.$F$2]" office:value-type="float" office:value="9.11403276635445" calcext:value-type="float">
            <text:p>9.114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table:formula="of:=SIN(([.A76]+[.$C$2])*[.$D$2]*PI())*[.$E$2]+[.$F$2]" office:value-type="float" office:value="9.17754625683981" calcext:value-type="float">
            <text:p>9.178</text:p>
          </table:table-cell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SIN(([.A77]+[.$C$2])*[.$D$2]*PI())*[.$E$2]+[.$F$2]" office:value-type="float" office:value="9.23879532511287" calcext:value-type="float">
            <text:p>9.239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table:formula="of:=SIN(([.A78]+[.$C$2])*[.$D$2]*PI())*[.$E$2]+[.$F$2]" office:value-type="float" office:value="9.29776485888251" calcext:value-type="float">
            <text:p>9.298</text:p>
          </table:table-cell>
          <table:table-cell table:number-columns-repeated="4"/>
        </table:table-row>
        <table:table-row table:style-name="ro1">
          <table:table-cell office:value-type="float" office:value="0.77" calcext:value-type="float">
            <text:p>0.77</text:p>
          </table:table-cell>
          <table:table-cell table:formula="of:=SIN(([.A79]+[.$C$2])*[.$D$2]*PI())*[.$E$2]+[.$F$2]" office:value-type="float" office:value="9.35444030829867" calcext:value-type="float">
            <text:p>9.354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table:formula="of:=SIN(([.A80]+[.$C$2])*[.$D$2]*PI())*[.$E$2]+[.$F$2]" office:value-type="float" office:value="9.40880768954225" calcext:value-type="float">
            <text:p>9.409</text:p>
          </table:table-cell>
          <table:table-cell table:number-columns-repeated="4"/>
        </table:table-row>
        <table:table-row table:style-name="ro1">
          <table:table-cell office:value-type="float" office:value="0.79" calcext:value-type="float">
            <text:p>0.79</text:p>
          </table:table-cell>
          <table:table-cell table:formula="of:=SIN(([.A81]+[.$C$2])*[.$D$2]*PI())*[.$E$2]+[.$F$2]" office:value-type="float" office:value="9.46085358827545" calcext:value-type="float">
            <text:p>9.461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SIN(([.A82]+[.$C$2])*[.$D$2]*PI())*[.$E$2]+[.$F$2]" office:value-type="float" office:value="9.51056516295153" calcext:value-type="float">
            <text:p>9.511</text:p>
          </table:table-cell>
          <table:table-cell table:number-columns-repeated="4"/>
        </table:table-row>
        <table:table-row table:style-name="ro1">
          <table:table-cell office:value-type="float" office:value="0.81" calcext:value-type="float">
            <text:p>0.81</text:p>
          </table:table-cell>
          <table:table-cell table:formula="of:=SIN(([.A83]+[.$C$2])*[.$D$2]*PI())*[.$E$2]+[.$F$2]" office:value-type="float" office:value="9.5579301479833" calcext:value-type="float">
            <text:p>9.558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table:formula="of:=SIN(([.A84]+[.$C$2])*[.$D$2]*PI())*[.$E$2]+[.$F$2]" office:value-type="float" office:value="9.60293685676943" calcext:value-type="float">
            <text:p>9.603</text:p>
          </table:table-cell>
          <table:table-cell table:number-columns-repeated="4"/>
        </table:table-row>
        <table:table-row table:style-name="ro1">
          <table:table-cell office:value-type="float" office:value="0.83" calcext:value-type="float">
            <text:p>0.83</text:p>
          </table:table-cell>
          <table:table-cell table:formula="of:=SIN(([.A85]+[.$C$2])*[.$D$2]*PI())*[.$E$2]+[.$F$2]" office:value-type="float" office:value="9.64557418457798" calcext:value-type="float">
            <text:p>9.646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table:formula="of:=SIN(([.A86]+[.$C$2])*[.$D$2]*PI())*[.$E$2]+[.$F$2]" office:value-type="float" office:value="9.68583161128631" calcext:value-type="float">
            <text:p>9.686</text:p>
          </table:table-cell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SIN(([.A87]+[.$C$2])*[.$D$2]*PI())*[.$E$2]+[.$F$2]" office:value-type="float" office:value="9.72369920397677" calcext:value-type="float">
            <text:p>9.724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table:formula="of:=SIN(([.A88]+[.$C$2])*[.$D$2]*PI())*[.$E$2]+[.$F$2]" office:value-type="float" office:value="9.75916761938747" calcext:value-type="float">
            <text:p>9.759</text:p>
          </table:table-cell>
          <table:table-cell table:number-columns-repeated="4"/>
        </table:table-row>
        <table:table-row table:style-name="ro1">
          <table:table-cell office:value-type="float" office:value="0.87" calcext:value-type="float">
            <text:p>0.87</text:p>
          </table:table-cell>
          <table:table-cell table:formula="of:=SIN(([.A89]+[.$C$2])*[.$D$2]*PI())*[.$E$2]+[.$F$2]" office:value-type="float" office:value="9.79222810621766" calcext:value-type="float">
            <text:p>9.792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table:formula="of:=SIN(([.A90]+[.$C$2])*[.$D$2]*PI())*[.$E$2]+[.$F$2]" office:value-type="float" office:value="9.82287250728689" calcext:value-type="float">
            <text:p>9.823</text:p>
          </table:table-cell>
          <table:table-cell table:number-columns-repeated="4"/>
        </table:table-row>
        <table:table-row table:style-name="ro1">
          <table:table-cell office:value-type="float" office:value="0.89" calcext:value-type="float">
            <text:p>0.89</text:p>
          </table:table-cell>
          <table:table-cell table:formula="of:=SIN(([.A91]+[.$C$2])*[.$D$2]*PI())*[.$E$2]+[.$F$2]" office:value-type="float" office:value="9.85109326154774" calcext:value-type="float">
            <text:p>9.851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IN(([.A92]+[.$C$2])*[.$D$2]*PI())*[.$E$2]+[.$F$2]" office:value-type="float" office:value="9.87688340595138" calcext:value-type="float">
            <text:p>9.877</text:p>
          </table:table-cell>
          <table:table-cell table:number-columns-repeated="4"/>
        </table:table-row>
        <table:table-row table:style-name="ro1">
          <table:table-cell office:value-type="float" office:value="0.91" calcext:value-type="float">
            <text:p>0.91</text:p>
          </table:table-cell>
          <table:table-cell table:formula="of:=SIN(([.A93]+[.$C$2])*[.$D$2]*PI())*[.$E$2]+[.$F$2]" office:value-type="float" office:value="9.90023657716558" calcext:value-type="float">
            <text:p>9.900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table:formula="of:=SIN(([.A94]+[.$C$2])*[.$D$2]*PI())*[.$E$2]+[.$F$2]" office:value-type="float" office:value="9.92114701314478" calcext:value-type="float">
            <text:p>9.921</text:p>
          </table:table-cell>
          <table:table-cell table:number-columns-repeated="4"/>
        </table:table-row>
        <table:table-row table:style-name="ro1">
          <table:table-cell office:value-type="float" office:value="0.93" calcext:value-type="float">
            <text:p>0.93</text:p>
          </table:table-cell>
          <table:table-cell table:formula="of:=SIN(([.A95]+[.$C$2])*[.$D$2]*PI())*[.$E$2]+[.$F$2]" office:value-type="float" office:value="9.9396095545518" calcext:value-type="float">
            <text:p>9.940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table:formula="of:=SIN(([.A96]+[.$C$2])*[.$D$2]*PI())*[.$E$2]+[.$F$2]" office:value-type="float" office:value="9.9556196460308" calcext:value-type="float">
            <text:p>9.956</text:p>
          </table:table-cell>
          <table:table-cell table:number-columns-repeated="4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SIN(([.A97]+[.$C$2])*[.$D$2]*PI())*[.$E$2]+[.$F$2]" office:value-type="float" office:value="9.96917333733128" calcext:value-type="float">
            <text:p>9.969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table:formula="of:=SIN(([.A98]+[.$C$2])*[.$D$2]*PI())*[.$E$2]+[.$F$2]" office:value-type="float" office:value="9.98026728428272" calcext:value-type="float">
            <text:p>9.980</text:p>
          </table:table-cell>
          <table:table-cell table:number-columns-repeated="4"/>
        </table:table-row>
        <table:table-row table:style-name="ro1">
          <table:table-cell office:value-type="float" office:value="0.97" calcext:value-type="float">
            <text:p>0.97</text:p>
          </table:table-cell>
          <table:table-cell table:formula="of:=SIN(([.A99]+[.$C$2])*[.$D$2]*PI())*[.$E$2]+[.$F$2]" office:value-type="float" office:value="9.9888987496197" calcext:value-type="float">
            <text:p>9.989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formula="of:=SIN(([.A100]+[.$C$2])*[.$D$2]*PI())*[.$E$2]+[.$F$2]" office:value-type="float" office:value="9.99506560365732" calcext:value-type="float">
            <text:p>9.995</text:p>
          </table:table-cell>
          <table:table-cell table:number-columns-repeated="4"/>
        </table:table-row>
        <table:table-row table:style-name="ro1">
          <table:table-cell office:value-type="float" office:value="0.99" calcext:value-type="float">
            <text:p>0.99</text:p>
          </table:table-cell>
          <table:table-cell table:formula="of:=SIN(([.A101]+[.$C$2])*[.$D$2]*PI())*[.$E$2]+[.$F$2]" office:value-type="float" office:value="9.99876632481661" calcext:value-type="float">
            <text:p>9.9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([.A102]+[.$C$2])*[.$D$2]*PI())*[.$E$2]+[.$F$2]" office:value-type="float" office:value="10" calcext:value-type="float">
            <text:p>10.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1:07:38.063000000</meta:creation-date>
    <dc:date>2016-09-16T14:56:17.186000000</dc:date>
    <meta:editing-duration>PT1H41M53S</meta:editing-duration>
    <meta:editing-cycles>1</meta:editing-cycles>
    <meta:document-statistic meta:table-count="1" meta:cell-count="212" meta:object-count="1"/>
    <meta:generator>LibreOffice/4.3.1.2$Windows_x86 LibreOffice_project/958349dc3b25111dbca392fbc281a05559ef684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plot-area chart:style-name="ch2" table:cell-range-address="Arkusz1.B2:Arkusz1.B102" svg:x="0.32cm" svg:y="0.18cm" svg:width="15.36cm" svg:height="8.646cm">
          <chartooo:coordinate-region svg:x="1.603cm" svg:y="0.379cm" svg:width="13.936cm" svg:height="7.52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Arkusz1.B2:Arkusz1.B102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2:Arkusz1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7073173118207">
                <text:p>0.157073173118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4107590781283">
                <text:p>0.314107590781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1064507096427">
                <text:p>0.471064507096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7905195293134">
                <text:p>0.627905195293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4590957278449">
                <text:p>0.7845909572784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1083133185143">
                <text:p>0.941083133185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9734311091045">
                <text:p>1.09734311091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5333233564304">
                <text:p>1.25333233564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0901231937583">
                <text:p>1.409012319375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6434465040231">
                <text:p>1.564344650402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192910027941">
                <text:p>1.71929100279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7381314585725">
                <text:p>1.87381314585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2787295356512">
                <text:p>2.02787295356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8143241396543">
                <text:p>2.181432413965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3445363855905">
                <text:p>2.334453638559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8689887164855">
                <text:p>2.486898871648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3873049965373">
                <text:p>2.638730499653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8991106039229">
                <text:p>2.789911060392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4040325232304">
                <text:p>2.94040325232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9016994374947">
                <text:p>3.0901699437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3917418198149">
                <text:p>3.23917418198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8737920245291">
                <text:p>3.387379202452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3474843779257">
                <text:p>3.534748437792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68124552684678">
                <text:p>3.681245526846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8268343236509">
                <text:p>3.82683432365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97147890634781">
                <text:p>3.971478906347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11514358605109">
                <text:p>4.115143586051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25779291565073">
                <text:p>4.25779291565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39939169855915">
                <text:p>4.399391698559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53990499739547">
                <text:p>4.539904997395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67929814260573">
                <text:p>4.679298142605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81753674101715">
                <text:p>4.817536741017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95458668432408">
                <text:p>4.95458668432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09041415750371">
                <text:p>5.090414157503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22498564715949">
                <text:p>5.224985647159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35826794978997">
                <text:p>5.35826794978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49022817998132">
                <text:p>5.49022817998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62083377852131">
                <text:p>5.620833778521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75005252043279">
                <text:p>5.750052520432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87785252292473">
                <text:p>5.87785252292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00420225325884">
                <text:p>6.004202253258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12907053652977">
                <text:p>6.129070536529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25242656335705">
                <text:p>6.252426563357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3742398974869">
                <text:p>6.37423989748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49448048330184">
                <text:p>6.494480483301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61311865323652">
                <text:p>6.613118653236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73012513509773">
                <text:p>6.730125135097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84547105928689">
                <text:p>6.845471059286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95912796592314">
                <text:p>6.95912796592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07106781186547">
                <text:p>7.071067811865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18126297763189">
                <text:p>7.181262977631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28968627421412">
                <text:p>7.289686274214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3963109497861">
                <text:p>7.39631094978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5011106963046">
                <text:p>7.50111069630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60405965600031">
                <text:p>7.60405965600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70513242775789">
                <text:p>7.705132427757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8043040733833">
                <text:p>7.80430407338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9015501237569">
                <text:p>7.90155012375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99684658487091">
                <text:p>7.996846584870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09016994374947">
                <text:p>8.090169943749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18149717425023">
                <text:p>8.181497174250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27080574274562">
                <text:p>8.270805742745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3580736136827">
                <text:p>8.35807361368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44327925502015">
                <text:p>8.443279255020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52640164354092">
                <text:p>8.526401643540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60742027003944">
                <text:p>8.607420270039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68631514438191">
                <text:p>8.686315144381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76306680043864">
                <text:p>8.76306680043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83765630088693">
                <text:p>8.837656300886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91006524188368">
                <text:p>8.910065241883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98027575760616">
                <text:p>8.980275757606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0482705246602">
                <text:p>9.04827052466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11403276635445">
                <text:p>9.114032766354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17754625683981">
                <text:p>9.177546256839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23879532511287">
                <text:p>9.238795325112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29776485888251">
                <text:p>9.297764858882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35444030829867">
                <text:p>9.354440308298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40880768954225">
                <text:p>9.408807689542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46085358827545">
                <text:p>9.460853588275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51056516295153">
                <text:p>9.510565162951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5579301479833">
                <text:p>9.55793014798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60293685676943">
                <text:p>9.602936856769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64557418457798">
                <text:p>9.645574184577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68583161128631">
                <text:p>9.685831611286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72369920397677">
                <text:p>9.723699203976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75916761938747">
                <text:p>9.759167619387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79222810621766">
                <text:p>9.792228106217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82287250728689">
                <text:p>9.822872507286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85109326154774">
                <text:p>9.851093261547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87688340595138">
                <text:p>9.876883405951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90023657716558">
                <text:p>9.900236577165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92114701314478">
                <text:p>9.921147013144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9396095545518">
                <text:p>9.93960955455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9556196460308">
                <text:p>9.95561964603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96917333733128">
                <text:p>9.969173337331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98026728428272">
                <text:p>9.980267284282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9888987496197">
                <text:p>9.98889874961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9506560365732">
                <text:p>9.995065603657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9876632481661">
                <text:p>9.998766324816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Windows_x86 LibreOffice_project/958349dc3b25111dbca392fbc281a05559ef68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